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mimo że Zodiak ma, głównie dzięki „Wiedźmie”, ugruntowaną markę w światku polskich fanfików, to pomijając kilka oneshotów, nie miałem jeszcze okazji zetknąć się z jego twórczością. Doskonałą okazją, by nadrobić tę zaległość, był świeży, podzielony na krótkie rozdziały fanfik w klimacie fantasy, czyli „Sześcioro”.</text:p>
      <text:p text:style-name="P1">Jest to historia pewnej zebranej dzięki przypadkowi drużyny, złożonej z indywiduów, które łączy tylko to, że podróżują w tę samą stronę i które mogłyby być, jak przystało na baśń (bo elementów baśniowych w tej pracy można znaleźć sporo), chodzącymi archetypami, gdyby nie to, że niemal każde z nich wyparło się kluczowej dla swojego wzorca cechy. Tak więc mamy pozbawionego wiary paladyna, płatną zabójczynię, która niegdyś była honorową złodziejką, czy wojownika, który honor stracił. Pomysł to ciekawy, bo typowy przydział postaci z mroczną i wstydliwą przeszłością na fantastyczną drużynę wynosi sztuk jeden, a w „Sześciorgu” jest ich cała banda. Nie powiedziałbym jednak, że jest to drużyna antybohaterów. Poza jednym przypadkiem zaawansowanej głupoty (wojownik pragnący zginąć w walce) na razie nie wygląda na to, żeby błędy z przeszłości negatywnie wpływały na skuteczność działania jej członków.</text:p>
      <text:p text:style-name="P1">Skoro jest drużyna, to musi być też i zadanie do wykonania. Znajduje się ono dosyć szybko, wraz z ostatnią postacią z tytułowej szóstki, i myślę, że nie zdradzę żadnej wielkiej tajemnicy, pisząc, że chodzi o ratowanie świata. Tak więc wszystkie elementy układanki wskakują na swoje miejsce i widać, że mamy tu do czynienia z bardzo klasycznym settingiem high fantasy w baśniowym klimacie.</text:p>
      <text:p text:style-name="P1">Konwencja wyznacza pewne ramy, które jednak trzeba wypełnić treścią. Trudno jest oceniać niedokończone fiki, kiedy nie ma się jeszcze pełnego obrazu całości, ale na podstawie tego, co jest teraz dostępne, czyli dwóch pierwszych części, uważam, że treścią „Sześciorga” jest proces formowania się drużyny, albowiem sam quest, który przed nią stoi, sprawia na obecnym etapie wrażenie sztampowego, będącego jedynie pretekstem do połączenia indywidualności, które w każdej innej sytuacji mogłyby być dla siebie wrogami.</text:p>
      <text:p text:style-name="P1">Mięsem zaś są relacje między bohaterami, przeistaczanie się grupy istot związanych ze sobą wyłącznie względami pragmatycznymi w coś większego. Oczywiście, nie wiem, czym zaskoczy nas autor w kolejnych rozdziałach, ale podejrzewam, że na końcu tej historii Sześcioro będzie grupą przyjaciół gotowych oddać dla siebie życie – oczywiście, o ile nie zginą wcześniej. Na razie zaś możemy obserwować powstawanie pierwszych nici sympatii, często całkiem niespodziewanych, jak te między kapłanką a nekromantą, konfliktów, których w żadnej drużynie uniknąć się nie da, ale w tej nie są one zbyt poważne (pomijając zwyczajową nieufność do nekromanty) i nie grożą one jej spójności, czy wreszcie czegoś, co może być zalążkiem wątku romantycznego.</text:p>
      <text:p text:style-name="P1">Relacje między głównymi bohaterami, będąc najmocniejszą jak do tej pory stroną „Sześciorga”, jednocześnie obnażają główną słabość może nie tyle samego fika, co przyjętej konwencji. Postacie są po baśniowemu jednopłaszczyznowe, a ich motywacje abstrakcyjne, przez co trudno się z nimi identyfikować – najlepiej pod tym względem wypadają wiedźma i zabójczyni, pchane do działania przez siły, które mogłyby inspirować również prawdziwego człowieka z krwi i kości, a nie tylko bajkowego bohatera. Do tego postacie funkcjonują w izolacji od świata zewnętrznego, mając do dyspozycji tylko siebie i wrogów, których trzeba pokonać, co w gruncie rzeczy przypomina scenariusz sesji RPG. Tymczasem charaktery formują się poprzez relacje ze światem zewnętrznym i to nie tylko relacje sprowadzające się do tłuczenia przedstawicieli tego świata po łbach.</text:p>
      <text:p text:style-name="P1">W takim „Wiedźminie”, czy w powieściach Ursuli Le Guin (oraz, o ile mnie moja orientacja nie zawodzi, w „Wiedźmie”) habitus postaci determinowany jest przez jej pochodzenie, miejsce w społeczeństwie, postacie, z którymi ma kontakt, i zdarzenia, które przeżywa. W <text:soft-page-break/>„Sześciorgu”, jak na razie, paladyn jest paladynem, a kapłanka kapłanką, nawet biorąc pod uwagę wspomniany wcześniej motyw mrocznej przeszłości. I o ile te ponad pół wieku temu, gdy Tolkien pisał „Władcę Pierścieni”, Gimli i Legolas mogli być po prostu krasnoludem i elfem, dzisiaj są archetypami powielonymi i przetworzonymi przez mnóstwo gier, komiksów, filmów i książek. Czytelnik zaś wie mniej więcej, jak powinien się zachowywać standardowy paladyn (choćby i przechodzący kryzys egzystencjalny) i jeżeli taka postać nie ma choć trochę świadomości, że odgrywa kliszę, to ciężko ją traktować poważnie. Dlatego, choć doceniam wkład Tolkiena w rozwój gatunku, to wolę nowsze, ironiczne interpretacje fantasy, takie jak Sapkowskiego czy Pratchetta. I dlatego też niektóre sceny z „Sześciorga”, które jak mniemam, miały mieć charakter poważny, na mnie wywierały efekt wręcz przeciwny. Szczególnym przykładem jest tu scena, w której kapłanka, postać, którą generalnie odbieram pozytywnie, wymodliła zbuffowanie miecza kolegi. Kapłanka, która dzięki wierze zachowuje wolę działania mimo przeciwności i śpiewaniem psalmów podnosi morale drużyny? Jestem za. Wiara jako rodzaj magii z nieco inaczej brzmiącymi zaklęciami? Tego nie kupuję, być może właśnie dlatego, że zbyt wiele razy widziałem taką „wiarę” w grach. </text:p>
      <text:p text:style-name="P1">Wracając zaś do charakterów i relacji między postaciami, myślę, że klimat nie ucierpiałby zanadto, gdyby bohaterowie na przykład siedząc przy ognisku, nie zajmowali się tylko posępnym spoglądaniem w ogień i rozważaniem problemów natury egzystencjalnej, ale czasem po prostu wyjęli z torby kurę, oskubali ją, wypatroszyli, nadziali na szpikulec i upiekli. O ile rozmowy między postaciami i tworzące się w ich efekcie relacje są bardzo przekonujące, to brakuje opisów wspólnych działań w drobnych codziennych perypetiach, a przecież to właśnie taka proza życia jest podstawą formowania się relacji.</text:p>
      <text:p text:style-name="P1">Jednak dość już tego marudzenia. Jako recenzent powinienem odpowiedzieć na jedno zajebiście ważne pytanie: czy polecam tego fika. Otóż polecam.</text:p>
      <text:p text:style-name="P1">Jego koncept jest ciekawy i jeżeli w dalszym ciągu opowieści w centrum będzie się znajdowała drużyna, a bohaterowie, w miarę jak będą się nawzajem lepiej poznawać, odsłonią więcej stron swoich osobowości, to będzie na co czekać w kolejnych rozdziałach. Styl i fraza są absolutnie bez zarzutu. Czyta się lekko i przyjemnie, a plastyczność opisów pozwala łatwo się zanurzyć w świecie opowieści. Jedyną usterką, której się dopatrzyłem, jest tendencja do nadużywania wielokropków. Ostatecznie, niezależnie, co by mówić o naiwności przyjętej konwencji, lektura „Sześciorga” daje chwilę miłej ucieczki do magicznego świata, a o to chyba w tej całej fantastyce chodzi.</text:p>
      <text:p text:style-name="P1"/>
      <text:p text:style-name="P1"/>
      <text:p text:style-name="P1">okładka: <text:a xlink:type="simple" xlink:href="https://orig00.deviantart.net/4754/f/2013/342/e/2/typical_rpg_fantasy_battle_by_foxinshadow-d6x6cwj.png" text:style-name="Internet_20_link" text:visited-style-name="Visited_20_Internet_20_Link"><text:span text:style-name="T1">https://orig00.deviantart.net/4754/f/2013/342/e/2/typical_rpg_fantasy_battle_by_foxinshadow-d6x6cwj.png</text:span></text:a></text:p>
      <text:p text:style-name="P1"><text:a xlink:type="simple" xlink:href="https://foxinshadow.deviantart.com/art/Typical-rpg-fantasy-battle-418521043" text:style-name="Internet_20_link" text:visited-style-name="Visited_20_Internet_20_Link"><text:span text:style-name="T1">https://foxinshadow.deviantart.com/art/Typical-rpg-fantasy-battle-418521043</text:span></text:a></text:p>
      <text:p text:style-name="P1"/>
      <text:p text:style-name="P1"><text:a xlink:type="simple" xlink:href="https://img00.deviantart.net/461b/i/2013/233/f/6/sage_by_graypaint-d6j4923.png" text:style-name="Internet_20_link" text:visited-style-name="Visited_20_Internet_20_Link"><text:span text:style-name="T1">https://img00.deviantart.net/461b/i/2013/233/f/6/sage_by_graypaint-d6j4923.png</text:span></text:a></text:p>
      <text:p text:style-name="P1"><text:a xlink:type="simple" xlink:href="https://graypaint.deviantart.com/art/Sage-394908123" text:style-name="Internet_20_link" text:visited-style-name="Visited_20_Internet_20_Link"><text:span text:style-name="T1">https://graypaint.deviantart.com/art/Sage-394908123</text:span></text:a></text:p>
      <text:p text:style-name="P1"/>
      <text:p text:style-name="P1"><text:a xlink:type="simple" xlink:href="https://pre00.deviantart.net/e6d0/th/pre/i/2016/291/8/9/comm__broom_travel_by_pridark-dali4xu.png" text:style-name="Internet_20_link" text:visited-style-name="Visited_20_Internet_20_Link"><text:span text:style-name="T1">https://pre00.deviantart.net/e6d0/th/pre/i/2016/291/8/9/comm__broom_travel_by_pridark-dali4xu.png</text:span></text:a></text:p>
      <text:p text:style-name="P1"><text:a xlink:type="simple" xlink:href="https://pridark.deviantart.com/art/Comm-Broom-Travel-640779906" text:style-name="Internet_20_link" text:visited-style-name="Visited_20_Internet_20_Link"><text:span text:style-name="T1">https://pridark.deviantart.com/art/Comm-Broom-Travel-640779906</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7-04T21:34:46.360000000</dc:date>
    <meta:editing-duration>PT55M55S</meta:editing-duration>
    <meta:editing-cycles>1</meta:editing-cycles>
    <meta:document-statistic meta:table-count="0" meta:image-count="0" meta:object-count="0" meta:page-count="2" meta:paragraph-count="16" meta:word-count="971" meta:character-count="7143" meta:non-whitespace-character-count="6185"/>
  </office:meta>
</office:document-meta>
</file>